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45.86111mm" fo:page-width="158.74998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ffffff" draw:opacity="100.0%" draw:stroke="solid" svg:stroke-color="#000000" draw:stroke-linejoin="miter" svg:stroke-opacity="100.0%" svg:stroke-width="0.39687496mm"/>
    </style:style>
    <style:style style:family="graphic" style:name="style-3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4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5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6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7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8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9">
      <style:graphic-properties draw:fill="solid" draw:fill-color="#ffffff" draw:opacity="100.0%" draw:stroke="solid" svg:stroke-color="#000000" draw:stroke-linejoin="miter" svg:stroke-opacity="100.0%" svg:stroke-width="0.39687496mm"/>
    </style:style>
    <style:style style:family="graphic" style:name="style-10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11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12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13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14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15">
      <style:graphic-properties draw:fill="solid" draw:fill-color="#ffffff" draw:opacity="100.0%" draw:stroke="solid" svg:stroke-color="#000000" draw:stroke-linejoin="miter" svg:stroke-opacity="100.0%" svg:stroke-width="0.39687496mm"/>
    </style:style>
    <style:style style:family="graphic" style:name="style-16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17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18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19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20">
      <style:graphic-properties draw:fill="solid" draw:fill-color="#ffffff" draw:opacity="100.0%" draw:stroke="solid" svg:stroke-color="#000000" draw:stroke-linejoin="miter" svg:stroke-opacity="100.0%" svg:stroke-width="0.39687496mm"/>
    </style:style>
    <style:style style:family="graphic" style:name="style-21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22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23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24">
      <style:graphic-properties draw:fill="solid" draw:fill-color="#ffffff" draw:opacity="100.0%" draw:stroke="solid" svg:stroke-color="#000000" draw:stroke-linejoin="miter" svg:stroke-opacity="100.0%" svg:stroke-width="0.39687496mm"/>
    </style:style>
    <style:style style:family="graphic" style:name="style-25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26">
      <style:graphic-properties draw:fill="solid" draw:fill-color="#000000" draw:opacity="100.0%" draw:stroke="solid" svg:stroke-color="#000000" draw:stroke-linejoin="miter" svg:stroke-opacity="100.0%" svg:stroke-width="0.39687496mm"/>
    </style:style>
    <style:style style:family="graphic" style:name="style-27">
      <style:graphic-properties draw:fill="solid" draw:fill-color="#ffffff" draw:opacity="100.0%" draw:stroke="solid" svg:stroke-color="#000000" draw:stroke-linejoin="miter" svg:stroke-opacity="100.0%" svg:stroke-width="0.39687496mm"/>
    </style:style>
    <style:style style:family="graphic" style:name="style-28">
      <style:graphic-properties draw:fill="solid" draw:fill-color="#000000" draw:opacity="100.0%" draw:stroke="solid" svg:stroke-color="#000000" draw:stroke-linejoin="miter" svg:stroke-opacity="100.0%" svg:stroke-width="0.39687496mm"/>
    </style:style>
  </office:automatic-styles>
  <office:body>
    <office:drawing>
      <draw:page draw:master-page-name="Default" draw:name="page1" draw:style-name="DP1">
        <draw:g draw:id="svg2337">
          <draw:g draw:id="layer1">
            <draw:g draw:id="g2252">
              <draw:rect svg:height="19.843748mm" draw:style-name="style-2" svg:width="19.843748mm" svg:x="115.66069mm" svg:y="11.491804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3" svg:viewBox="0.0 0.0 330.72916 330.72916" svg:width="3.3072915mm" svg:x="119.10027mm" svg:y="14.931388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4" svg:viewBox="0.0 0.0 330.72916 330.72916" svg:width="3.3072915mm" svg:x="119.10027mm" svg:y="24.456387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5" svg:viewBox="0.0 0.0 330.72916 330.72916" svg:width="3.3072915mm" svg:x="119.10027mm" svg:y="19.693888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6" svg:viewBox="0.0 0.0 330.72916 330.72916" svg:width="3.3072915mm" svg:x="128.62527mm" svg:y="14.931388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7" svg:viewBox="0.0 0.0 330.72916 330.72916" svg:width="3.3072915mm" svg:x="128.62527mm" svg:y="24.456387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8" svg:viewBox="0.0 0.0 330.72916 330.72916" svg:width="3.3072915mm" svg:x="128.62527mm" svg:y="19.693888mm"/>
            </draw:g>
            <draw:g draw:id="g2268">
              <draw:rect svg:height="19.843748mm" draw:style-name="style-9" svg:width="19.843748mm" svg:x="94.75861mm" svg:y="11.491809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10" svg:viewBox="0.0 0.0 330.72916 330.72916" svg:width="3.3072915mm" svg:x="98.1982mm" svg:y="14.931392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11" svg:viewBox="0.0 0.0 330.72916 330.72916" svg:width="3.3072915mm" svg:x="98.1982mm" svg:y="24.45639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12" svg:viewBox="0.0 0.0 330.72916 330.72916" svg:width="3.3072915mm" svg:x="107.7232mm" svg:y="14.931392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13" svg:viewBox="0.0 0.0 330.72916 330.72916" svg:width="3.3072915mm" svg:x="107.7232mm" svg:y="24.45639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14" svg:viewBox="0.0 0.0 330.72916 330.72916" svg:width="3.3072915mm" svg:x="102.96069mm" svg:y="19.693892mm"/>
            </draw:g>
            <draw:g draw:id="g2282">
              <draw:rect svg:height="19.843748mm" draw:style-name="style-15" svg:width="19.843748mm" svg:x="73.85654mm" svg:y="11.491809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16" svg:viewBox="0.0 0.0 330.72916 330.72916" svg:width="3.3072915mm" svg:x="77.29612mm" svg:y="14.931392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17" svg:viewBox="0.0 0.0 330.72916 330.72916" svg:width="3.3072915mm" svg:x="77.29612mm" svg:y="24.45639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18" svg:viewBox="0.0 0.0 330.72916 330.72916" svg:width="3.3072915mm" svg:x="86.82112mm" svg:y="14.931392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19" svg:viewBox="0.0 0.0 330.72916 330.72916" svg:width="3.3072915mm" svg:x="86.82112mm" svg:y="24.45639mm"/>
            </draw:g>
            <draw:g draw:id="g2294">
              <draw:rect svg:height="19.843748mm" draw:style-name="style-20" svg:width="19.843748mm" svg:x="52.95446mm" svg:y="11.491822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21" svg:viewBox="0.0 0.0 330.72916 330.72916" svg:width="3.3072915mm" svg:x="56.394043mm" svg:y="14.931406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22" svg:viewBox="0.0 0.0 330.72916 330.72916" svg:width="3.3072915mm" svg:x="65.919044mm" svg:y="24.456406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23" svg:viewBox="0.0 0.0 330.72916 330.72916" svg:width="3.3072915mm" svg:x="61.156544mm" svg:y="19.693905mm"/>
            </draw:g>
            <draw:g draw:id="g2304">
              <draw:rect svg:height="19.843748mm" draw:style-name="style-24" svg:width="19.843748mm" svg:x="32.052364mm" svg:y="11.491822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25" svg:viewBox="0.0 0.0 330.72916 330.72916" svg:width="3.3072915mm" svg:x="35.49195mm" svg:y="14.931405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26" svg:viewBox="0.0 0.0 330.72916 330.72916" svg:width="3.3072915mm" svg:x="45.01695mm" svg:y="24.456406mm"/>
            </draw:g>
            <draw:g draw:id="g2312">
              <draw:rect svg:height="19.843748mm" draw:style-name="style-27" svg:width="19.843748mm" svg:x="11.150284mm" svg:y="11.491809mm"/>
              <draw:path svg:d="M 330.72916 165.36458 C 330.72916 256.69296 256.69296 330.72916 165.36458 330.72916 C 74.03617 330.72916 0.0 256.69296 0.0 165.36458 C 0.0 74.03617 74.03617 0.0 165.36458 0.0 C 256.69296 0.0 330.72916 74.03617 330.72916 165.36458 z" svg:height="3.3072915mm" draw:style-name="style-28" svg:viewBox="0.0 0.0 330.72916 330.72916" svg:width="3.3072915mm" svg:x="19.352367mm" svg:y="19.693892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45.86111mm" fo:page-width="158.74998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